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Text_20_body" style:list-style-name="L2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</office:automatic-styles>
  <office:body>
    <office:text>
      <text:h text:style-name="Heading_20_1" text:outline-level="1"><text:bookmark-start text:name="overerving-en-inheritance"/>Overerving en inheritance<text:bookmark-end text:name="overerving-en-inheritance"/></text:h>
      <text:p text:style-name="P1">Vijf soorten overerving in python</text:p>
      <text:list text:style-name="L1">
        <text:list-item>
          <text:p text:style-name="P2">Single Inheritance</text:p>
        </text:list-item>
        <text:list-item>
          <text:p text:style-name="P2">Multi level Inheritance</text:p>
        </text:list-item>
        <text:list-item>
          <text:p text:style-name="P2">Hierarchical Inheritance</text:p>
        </text:list-item>
        <text:list-item>
          <text:p text:style-name="P2">Multiple Inheritance</text:p>
        </text:list-item>
        <text:list-item>
          <text:p text:style-name="P2">Hybrid Inheritance</text:p>
        </text:list-item>
        <text:list-item>
          <text:p text:style-name="P2">Cyclic Inheritance</text:p>
        </text:list-item>
      </text:list>
      <text:h text:style-name="Heading_20_2" text:outline-level="2"><text:bookmark-start text:name="single-inheritance"/>Single Inheritance<text:bookmark-end text:name="single-inheritance"/></text:h>
      <text:p text:style-name="First_20_paragraph">bevat één ouder en één kind klasse</text:p>
      <text:p text:style-name="P3">class Parent:</text:p>
      <text:p text:style-name="P4"><text:s text:c="4"/>def m1(self):</text:p>
      <text:p text:style-name="P5"><text:s text:c="8"/>print("Parent class Method")</text:p>
      <text:p text:style-name="P6"/>
      <text:p text:style-name="P7"/>
      <text:p text:style-name="P8">class Child(Parent):</text:p>
      <text:p text:style-name="P9"><text:s text:c="4"/>def m2(self):</text:p>
      <text:p text:style-name="P10"><text:s text:c="8"/>print("Child class method")</text:p>
      <text:p text:style-name="P11"/>
      <text:p text:style-name="P12"/>
      <text:p text:style-name="P13">c = Child()</text:p>
      <text:p text:style-name="P14">c.m1()</text:p>
      <text:p text:style-name="P15">c.m2()</text:p>
      <text:h text:style-name="Heading_20_2" text:outline-level="2"><text:bookmark-start text:name="multi-level-inheritance"/>Multi level Inheritance<text:bookmark-end text:name="multi-level-inheritance"/></text:h>
      <text:p text:style-name="First_20_paragraph">Het concept van het één na één overerven van leden van meerdere klassen naar één kindklasse wordt MULTIPLE LEVEL INHERITANCE genoemd.</text:p>
      <text:p text:style-name="P16">class Parent:</text:p>
      <text:p text:style-name="P17"><text:s text:c="4"/>def m1(self):</text:p>
      <text:p text:style-name="P18"><text:s text:c="8"/>print("Parent class object")</text:p>
      <text:p text:style-name="P19"/>
      <text:p text:style-name="P20"/>
      <text:p text:style-name="P21">class Child(Parent):</text:p>
      <text:p text:style-name="P22"><text:s text:c="4"/>def m2(self):</text:p>
      <text:p text:style-name="P23"><text:s text:c="8"/>print("Child class object")</text:p>
      <text:p text:style-name="P24"/>
      <text:p text:style-name="P25"/>
      <text:p text:style-name="P26">class Child2(Child):</text:p>
      <text:p text:style-name="P27"><text:s text:c="4"/>def m3(self):</text:p>
      <text:p text:style-name="P28"><text:s text:c="8"/>print("Child2 class object")</text:p>
      <text:p text:style-name="P29"/>
      <text:p text:style-name="P30"/>
      <text:p text:style-name="P31">c = Child2()</text:p>
      <text:p text:style-name="P32">c.m1()</text:p>
      <text:p text:style-name="P33">c.m2()</text:p>
      <text:p text:style-name="P34">c.m3()</text:p>
      <text:p text:style-name="P35"># Any(multiple) number of levels possible</text:p>
      <text:h text:style-name="Heading_20_2" text:outline-level="2"><text:bookmark-start text:name="hierarchical-inheritance"/>Hierarchical Inheritance<text:bookmark-end text:name="hierarchical-inheritance"/></text:h>
      <text:p text:style-name="First_20_paragraph">één parent-klasse meerdere kindklassen</text:p>
      <text:p text:style-name="P36">class Parent:</text:p>
      <text:p text:style-name="P37"><text:s text:c="4"/>def m1(self):</text:p>
      <text:p text:style-name="P38"><text:s text:c="8"/>print("Parent class object")</text:p>
      <text:p text:style-name="P39"/>
      <text:p text:style-name="P40"/>
      <text:p text:style-name="P41">class Child1(Parent):</text:p>
      <text:p text:style-name="P42"><text:s text:c="4"/>def m2(self):</text:p>
      <text:p text:style-name="P43"><text:s text:c="8"/>print("Child1 class object")</text:p>
      <text:p text:style-name="P44"/>
      <text:p text:style-name="P45"/>
      <text:p text:style-name="P46">class Child2(Parent):</text:p>
      <text:p text:style-name="P47"><text:s text:c="4"/>def m3(self):</text:p>
      <text:p text:style-name="P48"><text:s text:c="8"/>print("Child2 class object")</text:p>
      <text:p text:style-name="P49"/>
      <text:p text:style-name="P50"/>
      <text:p text:style-name="P51">c = Child1()</text:p>
      <text:p text:style-name="P52">c.m1()</text:p>
      <text:p text:style-name="P53">c.m2()</text:p>
      <text:p text:style-name="P54"># Here c.m3() will get error</text:p>
      <text:p text:style-name="P55">c = Child2()</text:p>
      <text:p text:style-name="P56">c.m1()</text:p>
      <text:p text:style-name="P57">c.m3()</text:p>
      <text:p text:style-name="P58"># Here c.m2() will get error</text:p>
      <text:h text:style-name="Heading_20_2" text:outline-level="2"><text:bookmark-start text:name="multiple-inheritance"/>Multiple Inheritance<text:bookmark-end text:name="multiple-inheritance"/></text:h>
      <text:p text:style-name="First_20_paragraph">Meerdere ouderklassen en enkele kindklassen</text:p>
      <text:p text:style-name="P59">class Parent1:</text:p>
      <text:p text:style-name="P60"><text:s text:c="4"/>def m1(self):</text:p>
      <text:p text:style-name="P61"><text:s text:c="8"/>print("Parent1 class object")</text:p>
      <text:p text:style-name="P62"/>
      <text:p text:style-name="P63"/>
      <text:p text:style-name="P64">class Parent2():</text:p>
      <text:p text:style-name="P65"><text:s text:c="4"/>def m2(self):</text:p>
      <text:p text:style-name="P66"><text:s text:c="8"/>print("Parent2 class object")</text:p>
      <text:p text:style-name="P67"/>
      <text:p text:style-name="P68"/>
      <text:p text:style-name="P69">class Child(Parent1, Parent2):</text:p>
      <text:p text:style-name="P70"><text:s text:c="4"/>def m3(self):</text:p>
      <text:p text:style-name="P71"><text:s text:c="8"/>print("Child class object")</text:p>
      <text:p text:style-name="P72"/>
      <text:p text:style-name="P73"/>
      <text:p text:style-name="P74">c = Child()</text:p>
      <text:p text:style-name="P75">c.m1()</text:p>
      <text:p text:style-name="P76">c.m2()</text:p>
      <text:p text:style-name="P77">c.m3()</text:p>
      <text:h text:style-name="Heading_20_3" text:outline-level="3"><text:bookmark-start text:name="hybrid-inheritance"/>Hybrid Inheritance<text:bookmark-end text:name="hybrid-inheritance"/></text:h>
      <text:p text:style-name="First_20_paragraph">De combinatie van alle bovenstaande overervingen wordt bepaald door het MRO Method Resolution Order Algorithm. Zelfs als twee soorten overerving worden gebruikt, wordt het hybride overerving genoemd.</text:p>
      <text:h text:style-name="Heading_20_3" text:outline-level="3"><text:bookmark-start text:name="cyclic-inheritance"/>Cyclic Inheritance<text:bookmark-end text:name="cyclic-inheritance"/></text:h>
      <text:p text:style-name="P78">class Person:</text:p>
      <text:p text:style-name="P79"><text:s text:c="4"/>def __init__(self, name, age, height, weight):</text:p>
      <text:p text:style-name="P80"><text:s text:c="8"/>self.name = name</text:p>
      <text:p text:style-name="P81"><text:s text:c="8"/>self.age = age</text:p>
      <text:p text:style-name="P82"><text:s text:c="8"/>self.height = height</text:p>
      <text:p text:style-name="P83"><text:s text:c="8"/>self.weight = weight</text:p>
      <text:p text:style-name="P84"/>
      <text:p text:style-name="P85"><text:s text:c="4"/>def display(self):</text:p>
      <text:p text:style-name="P86"><text:s text:c="8"/>print("Name", self.name)</text:p>
      <text:p text:style-name="P87"><text:s text:c="8"/>print("Age", self.age)</text:p>
      <text:p text:style-name="P88"><text:s text:c="8"/>print("Height", self.height)</text:p>
      <text:p text:style-name="P89"><text:s text:c="8"/>print("Weight", self.weight)</text:p>
      <text:p text:style-name="P90"/>
      <text:p text:style-name="P91"/>
      <text:p text:style-name="P92">class Student(Person):</text:p>
      <text:p text:style-name="P93"><text:s text:c="4"/>def __init__(self, name, age, height, weight, rollno, marks):</text:p>
      <text:p text:style-name="P94"><text:s text:c="8"/>self.name = name</text:p>
      <text:p text:style-name="P95"><text:s text:c="8"/>self.age = age</text:p>
      <text:p text:style-name="P96"><text:s text:c="8"/>self.height = height</text:p>
      <text:p text:style-name="P97"><text:s text:c="8"/>self.weight = weight</text:p>
      <text:p text:style-name="P98"><text:s text:c="8"/>self.rollno = rollno</text:p>
      <text:p text:style-name="P99"><text:s text:c="8"/>self.marks = marks</text:p>
      <text:p text:style-name="P100"/>
      <text:p text:style-name="P101"><text:s text:c="4"/>def display(self):</text:p>
      <text:p text:style-name="P102"><text:s text:c="8"/>print("Name", self.name)</text:p>
      <text:p text:style-name="P103"><text:s text:c="8"/>print("Age", self.age)</text:p>
      <text:p text:style-name="P104"><text:s text:c="8"/>print("Height", self.height)</text:p>
      <text:p text:style-name="P105"><text:s text:c="8"/>print("Weight", self.weight)</text:p>
      <text:p text:style-name="P106"><text:s text:c="8"/>print("Rollno", self.rollno)</text:p>
      <text:p text:style-name="P107"><text:s text:c="8"/>print("Marks", self.marks)</text:p>
      <text:p text:style-name="P108"/>
      <text:p text:style-name="P109"/>
      <text:p text:style-name="P110">s = Student("Raj", 25, 5.6, 75, 587, 90)</text:p>
      <text:p text:style-name="P111">s.display()</text:p>
      <text:p text:style-name="P112"># Now by using super() method</text:p>
      <text:p text:style-name="P113">class Person:</text:p>
      <text:p text:style-name="P114"><text:s text:c="4"/>def __init__(self, name, age, height, weight):</text:p>
      <text:p text:style-name="P115"><text:s text:c="8"/>self.name = name</text:p>
      <text:p text:style-name="P116"><text:s text:c="8"/>self.age = age</text:p>
      <text:p text:style-name="P117"><text:s text:c="8"/>self.height = height</text:p>
      <text:p text:style-name="P118"><text:s text:c="8"/>self.weight = weight</text:p>
      <text:p text:style-name="P119"/>
      <text:p text:style-name="P120"><text:s text:c="4"/>def display(self):</text:p>
      <text:p text:style-name="P121"><text:s text:c="8"/>print("Name", self.name)</text:p>
      <text:p text:style-name="P122"><text:s text:c="8"/>print("Age", self.age)</text:p>
      <text:p text:style-name="P123"><text:s text:c="8"/>print("Height", self.height)</text:p>
      <text:p text:style-name="P124"><text:s text:c="8"/>print("Weight", self.weight)</text:p>
      <text:p text:style-name="P125"/>
      <text:p text:style-name="P126"/>
      <text:p text:style-name="P127">class Student(Person):</text:p>
      <text:p text:style-name="P128"><text:s text:c="4"/>def __init__(self, name, age, height, weight, rollno, marks):</text:p>
      <text:p text:style-name="P129"><text:s text:c="8"/>super().__init__(name, age, height, weight)</text:p>
      <text:p text:style-name="P130"><text:s text:c="8"/>self.rollno = rollno</text:p>
      <text:p text:style-name="P131"><text:s text:c="8"/>self.marks = marks</text:p>
      <text:p text:style-name="P132"/>
      <text:p text:style-name="P133"><text:s text:c="4"/>def display(self):</text:p>
      <text:p text:style-name="P134"><text:s text:c="8"/>super().display()</text:p>
      <text:p text:style-name="P135"><text:s text:c="8"/>print("Rollno", self.rollno)</text:p>
      <text:p text:style-name="P136"><text:s text:c="8"/>print("Marks", self.marks)</text:p>
      <text:p text:style-name="P137"/>
      <text:p text:style-name="P138"/>
      <text:p text:style-name="P139">s = Student("Raj", 25, 5.6, 75, 587, 90)</text:p>
      <text:p text:style-name="P140">s.display()</text:p>
      <text:p text:style-name="P141">class P:</text:p>
      <text:p text:style-name="P142"><text:s text:c="4"/>def __init__(self):</text:p>
      <text:p text:style-name="P143"><text:s text:c="8"/>print("Parent constructor")</text:p>
      <text:p text:style-name="P144"/>
      <text:p text:style-name="P145"><text:s text:c="4"/>def m1(self):</text:p>
      <text:p text:style-name="P146"><text:s text:c="8"/>print("Parent Instance method")</text:p>
      <text:p text:style-name="P147"/>
      <text:p text:style-name="P148"><text:s text:c="4"/>@classmethod</text:p>
      <text:p text:style-name="P149"><text:s text:c="4"/>def m2(cls):</text:p>
      <text:p text:style-name="P150"><text:s text:c="8"/>print("parent class method")</text:p>
      <text:p text:style-name="P151"/>
      <text:p text:style-name="P152"><text:s text:c="4"/>@staticmethod</text:p>
      <text:p text:style-name="P153"><text:s text:c="4"/>def m3():</text:p>
      <text:p text:style-name="P154"><text:s text:c="8"/>print("Parent static method")</text:p>
      <text:p text:style-name="P155"/>
      <text:p text:style-name="P156"/>
      <text:p text:style-name="P157">class C(P):</text:p>
      <text:p text:style-name="P158"><text:s text:c="4"/>def __init__(self):</text:p>
      <text:p text:style-name="P159"><text:s text:c="8"/>super().__init__()</text:p>
      <text:p text:style-name="P160"><text:s text:c="8"/>super().m1()</text:p>
      <text:p text:style-name="P161"><text:s text:c="8"/>super().m2()</text:p>
      <text:p text:style-name="P162"><text:s text:c="8"/>super().m3()</text:p>
      <text:p text:style-name="P163"/>
      <text:p text:style-name="P164"/>
      <text:p text:style-name="P165">c = C()</text:p>
      <text:h text:style-name="Heading_20_3" text:outline-level="3"><text:bookmark-start text:name="polymorphism"/>POLYMORPHISM<text:bookmark-end text:name="polymorphism"/></text:h>
      <text:p text:style-name="P166">class Book:</text:p>
      <text:p text:style-name="P167"><text:s text:c="4"/>def __init__(self, pages):</text:p>
      <text:p text:style-name="P168"><text:s text:c="8"/>self.pages = pages</text:p>
      <text:p text:style-name="P169"/>
      <text:p text:style-name="P170"><text:s text:c="4"/>def __add__(self, other):</text:p>
      <text:p text:style-name="P171"><text:s text:c="8"/>total_pages = self.pages + other.pages</text:p>
      <text:p text:style-name="P172"><text:s text:c="8"/>return total_pages</text:p>
      <text:p text:style-name="P173"/>
      <text:p text:style-name="P174"/>
      <text:p text:style-name="P175">b1 = Book(200)</text:p>
      <text:p text:style-name="P176">b2 = Book(300)</text:p>
      <text:p text:style-name="P177">print(b1 + b2)</text:p>
      <text:p text:style-name="P178">class Book:</text:p>
      <text:p text:style-name="P179"><text:s text:c="4"/>def __init__(self, pages):</text:p>
      <text:p text:style-name="P180"><text:s text:c="8"/>self.pages = pages</text:p>
      <text:p text:style-name="P181"/>
      <text:p text:style-name="P182"><text:s text:c="4"/>def __add__(self, other):</text:p>
      <text:p text:style-name="P183"><text:s text:c="8"/>total_pages = self.pages + other.pages</text:p>
      <text:p text:style-name="P184"><text:s text:c="8"/>return total_pages</text:p>
      <text:p text:style-name="P185"/>
      <text:p text:style-name="P186"/>
      <text:p text:style-name="P187">b1 = Book(200)</text:p>
      <text:p text:style-name="P188">b2 = Book(300)</text:p>
      <text:p text:style-name="P189">b3 = Book(500)</text:p>
      <text:p text:style-name="P190">print(b1 + b2)</text:p>
      <text:p text:style-name="P191">print(b1 + b3)</text:p>
      <text:p text:style-name="P192">print(b2 + b3)</text:p>
      <text:p text:style-name="P193">print(10 + 20)</text:p>
      <text:p text:style-name="P194">print("POLY" + "MORPHISM")</text:p>
      <text:list text:style-name="L2">
        <text:list-item>
          <text:p text:style-name="P195">—–&gt; <text:span text:style-name="T1">add</text:span>()</text:p>
        </text:list-item>
        <text:list-item>
          <text:p text:style-name="P195">——&gt; <text:span text:style-name="T1">sub</text:span>()</text:p>
        </text:list-item>
        <text:list-item>
          <text:p text:style-name="P195">——&gt; <text:span text:style-name="T1">mul</text:span>() / ——&gt; <text:span text:style-name="T1">div</text:span>() // ——&gt; <text:span text:style-name="T1">floordiv</text:span>() ** ——&gt; <text:span text:style-name="T1">pow</text:span>() % ——-&gt; <text:span text:style-name="T1">mod</text:span>()+= —–&gt; <text:span text:style-name="T1">iadd</text:span>() -= ——&gt; <text:span text:style-name="T1">isub</text:span>() *= ——&gt; <text:span text:style-name="T1">imul</text:span>() /= ——&gt; <text:span text:style-name="T1">idiv</text:span>() //= ——&gt; <text:span text:style-name="T1">ifloordiv</text:span>() **= ——&gt; <text:span text:style-name="T1">ipow</text:span>() %= ——-&gt; <text:span text:style-name="T1">imod</text:span>()&lt; —–&gt; <text:span text:style-name="T1">lt</text:span>() &gt; —–&gt; <text:span text:style-name="T1">gt</text:span>() &lt;= —–&gt; <text:span text:style-name="T1">le</text:span>() &gt;= —–&gt; <text:span text:style-name="T1">ge</text:span>() == —–&gt; <text:span text:style-name="T1">eq</text:span>() != —–&gt; <text:span text:style-name="T1">ne</text:span>()</text:p>
        </text:list-item>
      </text:list>
      <text:p text:style-name="P196">class Student:</text:p>
      <text:p text:style-name="P197"><text:s text:c="4"/>def __init__(self, name, marks):</text:p>
      <text:p text:style-name="P198"><text:s text:c="8"/>self.name = name</text:p>
      <text:p text:style-name="P199"><text:s text:c="8"/>self.marks = marks</text:p>
      <text:p text:style-name="P200"/>
      <text:p text:style-name="P201"><text:s text:c="4"/>def __lt__(self, other):</text:p>
      <text:p text:style-name="P202"><text:s text:c="8"/>result = self.marks &lt; other.marks</text:p>
      <text:p text:style-name="P203"><text:s text:c="8"/>return result</text:p>
      <text:p text:style-name="P204"/>
      <text:p text:style-name="P205"><text:s text:c="4"/>def __le__(self, other):</text:p>
      <text:p text:style-name="P206"><text:s text:c="8"/>result = self.marks &lt;= other.marks</text:p>
      <text:p text:style-name="P207"><text:s text:c="8"/>return result</text:p>
      <text:p text:style-name="P208"/>
      <text:p text:style-name="P209"/>
      <text:p text:style-name="P210">s1 = Student("one", 100)</text:p>
      <text:p text:style-name="P211">s2 = Student("two", 200)</text:p>
      <text:p text:style-name="P212">s3 = Student("three", 50)</text:p>
      <text:p text:style-name="P213"/>
      <text:p text:style-name="P214">print(s1 &lt; s2)</text:p>
      <text:p text:style-name="P215">print(s2 &lt; s3)</text:p>
      <text:p text:style-name="P216">print(s3 &lt;= s1)</text:p>
      <text:p text:style-name="P217">class Employee:</text:p>
      <text:p text:style-name="P218"><text:s text:c="4"/>def __init__(self, name, salary):</text:p>
      <text:p text:style-name="P219"><text:s text:c="8"/>self.name = name</text:p>
      <text:p text:style-name="P220"><text:s text:c="8"/>self.salary = salary</text:p>
      <text:p text:style-name="P221"/>
      <text:p text:style-name="P222"><text:s text:c="4"/>def __mul__(self,</text:p>
      <text:p text:style-name="P223"><text:s text:c="16"/>other): <text:s text:c="1"/>## Here in Employee function we used magic function(mul) because in first print function we used "e"(argument in print function) reference variable first</text:p>
      <text:p text:style-name="P224"><text:s text:c="8"/>result = self.salary * other.days</text:p>
      <text:p text:style-name="P225"><text:s text:c="8"/>return result</text:p>
      <text:p text:style-name="P226"/>
      <text:p text:style-name="P227"/>
      <text:p text:style-name="P228">class TimeSheet:</text:p>
      <text:p text:style-name="P229"><text:s text:c="4"/>def __init__(self, name, days):</text:p>
      <text:p text:style-name="P230"><text:s text:c="8"/>self.name = name</text:p>
      <text:p text:style-name="P231"><text:s text:c="8"/>self.days = days</text:p>
      <text:p text:style-name="P232"/>
      <text:p text:style-name="P233"><text:s text:c="4"/>def __mul__(self,</text:p>
      <text:p text:style-name="P234"><text:s text:c="16"/>other): <text:s text:c="1"/>## Here in TimeStamp function we used magic function(mul) because in first print function we used "t"(argument in print function) reference variable first</text:p>
      <text:p text:style-name="P235"><text:s text:c="8"/>result = self.days * other.salary</text:p>
      <text:p text:style-name="P236"><text:s text:c="8"/>return result</text:p>
      <text:p text:style-name="P237"/>
      <text:p text:style-name="P238"/>
      <text:p text:style-name="P239">e = Employee("one", 1000)</text:p>
      <text:p text:style-name="P240">t = TimeSheet("two", 25)</text:p>
      <text:p text:style-name="P241"/>
      <text:p text:style-name="P242">print("This month salary", e * t)</text:p>
      <text:p text:style-name="P243">print("This month salary", t * e)</text:p>
      <text:p text:style-name="P244">class Student:</text:p>
      <text:p text:style-name="P245"><text:s text:c="4"/>def __init__(self, name, marks):</text:p>
      <text:p text:style-name="P246"><text:s text:c="8"/>self.name = name</text:p>
      <text:p text:style-name="P247"><text:s text:c="8"/>self.marks = marks</text:p>
      <text:p text:style-name="P248"/>
      <text:p text:style-name="P249"><text:s text:c="4"/>def __str__(self):</text:p>
      <text:p text:style-name="P250"><text:s text:c="8"/>return self.name</text:p>
      <text:p text:style-name="P251"><text:s text:c="8"/>#return self.marks # Error int type</text:p>
      <text:p text:style-name="P252"/>
      <text:p text:style-name="P253"/>
      <text:p text:style-name="P254">s1 = Student("one", 90)</text:p>
      <text:p text:style-name="P255">s2 = Student("two", 95)</text:p>
      <text:p text:style-name="P256"/>
      <text:p text:style-name="P257">print(s1)</text:p>
      <text:p text:style-name="P258">print(s2)</text:p>
      <text:p text:style-name="P259">class Student:</text:p>
      <text:p text:style-name="P260"><text:s text:c="4"/>def __init__(self, name, marks):</text:p>
      <text:p text:style-name="P261"><text:s text:c="8"/>self.name = name</text:p>
      <text:p text:style-name="P262"><text:s text:c="8"/>self.marks = marks</text:p>
      <text:p text:style-name="P263"/>
      <text:p text:style-name="P264"><text:s text:c="4"/>def __str__(self):</text:p>
      <text:p text:style-name="P265"><text:s text:c="8"/>return "Student with Name:{},Marks:{}".format(self.name, self.marks)</text:p>
      <text:p text:style-name="P266"/>
      <text:p text:style-name="P267"/>
      <text:p text:style-name="P268">s1 = Student("one", 90)</text:p>
      <text:p text:style-name="P269">s2 = Student("two", 95)</text:p>
      <text:p text:style-name="P270"/>
      <text:p text:style-name="P271">print(s1)</text:p>
      <text:p text:style-name="P272">print(s2)</text:p>
      <text:p text:style-name="P273">class Student:</text:p>
      <text:p text:style-name="P274"><text:s text:c="4"/>def __init__(self, name, marks):</text:p>
      <text:p text:style-name="P275"><text:s text:c="8"/>self.name = name</text:p>
      <text:p text:style-name="P276"><text:s text:c="8"/>self.marks = marks</text:p>
      <text:p text:style-name="P277"/>
      <text:p text:style-name="P278"><text:s text:c="4"/>def __str__(self):</text:p>
      <text:p text:style-name="P279"><text:s text:c="8"/>return str(self.marks)</text:p>
      <text:p text:style-name="P280"/>
      <text:p text:style-name="P281"/>
      <text:p text:style-name="P282">s1 = Student("one", 90)</text:p>
      <text:p text:style-name="P283">s2 = Student("two", 95)</text:p>
      <text:p text:style-name="P284">print(s1)</text:p>
      <text:p text:style-name="P285">print(s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20T11:19:30Z</meta:creation-date>
    <dc:date>2022-12-20T11:19:30Z</dc:date>
  </office:meta>
</office:document-meta>
</file>